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31edc" officeooo:paragraph-rsid="00031edc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031edc" officeooo:paragraph-rsid="00031edc"/>
    </style:style>
    <style:style style:name="P4" style:family="paragraph" style:parent-style-name="Standard">
      <style:text-properties officeooo:rsid="00031edc" officeooo:paragraph-rsid="00031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 SQL Criação do BD Imobiliária</text:p>
      <text:p text:style-name="P1"/>
      <text:p text:style-name="P1">CREATE DATABASE imobiliaria;</text:p>
      <text:p text:style-name="P1"/>
      <text:p text:style-name="P1">\c imobiliaria;</text:p>
      <text:p text:style-name="P1"/>
      <text:p text:style-name="P1">CREATE TABLE imovel (</text:p>
      <text:p text:style-name="P1"><text:s text:c="4"/>id SERIAL PRIMARY KEY,</text:p>
      <text:p text:style-name="P1"><text:s text:c="4"/>endereco VARCHAR(100) NOT NULL,</text:p>
      <text:p text:style-name="P1"><text:s text:c="4"/>preco NUMERIC(10, 2) NOT NULL,</text:p>
      <text:p text:style-name="P1"><text:s text:c="4"/>tipo VARCHAR(50) NOT NULL</text:p>
      <text:p text:style-name="P1">);</text:p>
      <text:p text:style-name="P1"/>
      <text:p text:style-name="P1">CREATE TABLE cliente (</text:p>
      <text:p text:style-name="P1"><text:s text:c="4"/>id SERIAL PRIMARY KEY,</text:p>
      <text:p text:style-name="P1"><text:s text:c="4"/>nome VARCHAR(100) NOT NULL,</text:p>
      <text:p text:style-name="P1"><text:s text:c="4"/>cpf VARCHAR(14) NOT NULL UNIQUE,</text:p>
      <text:p text:style-name="P1"><text:s text:c="4"/>telefone VARCHAR(15)</text:p>
      <text:p text:style-name="P1">);</text:p>
      <text:p text:style-name="P1"/>
      <text:p text:style-name="P1">CREATE TABLE contrato (</text:p>
      <text:p text:style-name="P1"><text:s text:c="4"/>id SERIAL PRIMARY KEY,</text:p>
      <text:p text:style-name="P1"><text:s text:c="4"/>id_imovel INT NOT NULL,</text:p>
      <text:p text:style-name="P1"><text:s text:c="4"/>id_cliente INT NOT NULL,</text:p>
      <text:p text:style-name="P1"><text:s text:c="4"/>data_contrato DATE NOT NULL,</text:p>
      <text:p text:style-name="P1"><text:s text:c="4"/>FOREIGN KEY (id_imovel) REFERENCES imovel(id),</text:p>
      <text:p text:style-name="P1"><text:s text:c="4"/>FOREIGN KEY (id_cliente) REFERENCES cliente(id)</text:p>
      <text:p text:style-name="P1">);</text:p>
      <text:p text:style-name="P1"/>
      <text:p text:style-name="P3">ALTER TABLE contrato</text:p>
      <text:p text:style-name="Preformatted_20_Text">ADD COLUMN data_finalizacao DATE,</text:p>
      <text:p text:style-name="P2">ADD COLUMN ativo BOOLEAN DEFAULT TRUE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21:37:58.204296815</meta:creation-date>
    <dc:date>2025-02-18T21:54:33.535028689</dc:date>
    <meta:editing-duration>PT4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6" meta:word-count="97" meta:character-count="697" meta:non-whitespace-character-count="570"/>
  </office:meta>
</office:document-meta>
</file>